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7000000F2CAE5C957.png" manifest:media-type="image/png"/>
  <manifest:file-entry manifest:full-path="Pictures/100000000000022E000000AC461A6D7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804aaf" officeooo:paragraph-rsid="00804aaf" style:font-weight-asian="bold" style:font-weight-complex="bold"/>
    </style:style>
    <style:style style:name="P2" style:family="paragraph" style:parent-style-name="Standard">
      <style:text-properties officeooo:rsid="001aae12" officeooo:paragraph-rsid="001aae12"/>
    </style:style>
    <style:style style:name="P3" style:family="paragraph" style:parent-style-name="Standard">
      <style:text-properties fo:font-weight="bold" officeooo:rsid="0080bec8" officeooo:paragraph-rsid="0080bec8" style:font-weight-asian="bold" style:font-weight-complex="bold"/>
    </style:style>
    <style:style style:name="P4" style:family="paragraph" style:parent-style-name="Standard">
      <style:text-properties fo:font-size="10pt" officeooo:rsid="001d77c0" officeooo:paragraph-rsid="001d77c0" style:font-size-asian="8.75pt" style:font-size-complex="10pt"/>
    </style:style>
    <style:style style:name="P5" style:family="paragraph" style:parent-style-name="Standard">
      <style:paragraph-properties fo:text-align="justify" style:justify-single-word="false"/>
      <style:text-properties fo:font-size="10pt" officeooo:rsid="001d77c0" officeooo:paragraph-rsid="001d77c0" style:font-size-asian="10pt" style:font-size-complex="10pt"/>
    </style:style>
    <style:style style:name="P6" style:family="paragraph" style:parent-style-name="Standard">
      <style:text-properties fo:font-size="10pt" officeooo:rsid="001d77c0" officeooo:paragraph-rsid="001d77c0" style:font-size-asian="10pt" style:font-size-complex="10pt"/>
    </style:style>
    <style:style style:name="P7" style:family="paragraph" style:parent-style-name="Standard">
      <style:text-properties fo:font-size="10pt" style:text-underline-style="none" officeooo:rsid="001d77c0" officeooo:paragraph-rsid="001d77c0" style:font-size-asian="10pt" style:font-size-complex="10pt"/>
    </style:style>
    <style:style style:name="P8" style:family="paragraph" style:parent-style-name="Standard">
      <style:paragraph-properties fo:text-align="start" style:justify-single-word="false"/>
      <style:text-properties fo:font-size="10pt" style:text-underline-style="none" officeooo:rsid="001d77c0" officeooo:paragraph-rsid="001d77c0" style:font-size-asian="10pt" style:font-size-complex="10pt"/>
    </style:style>
    <style:style style:name="P9" style:family="paragraph">
      <loext:graphic-properties draw:fill="solid" draw:fill-color="#ffffff"/>
      <style:text-properties fo:font-size="10pt" style:font-size-asian="10pt" style:font-size-complex="10pt"/>
    </style:style>
    <style:style style:name="P10" style:family="paragraph" style:parent-style-name="Standard">
      <style:text-properties officeooo:rsid="0083b0b8" officeooo:paragraph-rsid="0083b0b8"/>
    </style:style>
    <style:style style:name="P11" style:family="paragraph" style:parent-style-name="Standard">
      <style:text-properties fo:font-size="10pt" officeooo:rsid="001fc185" officeooo:paragraph-rsid="001fc185" style:font-size-asian="8.75pt" style:font-size-complex="10pt"/>
    </style:style>
    <style:style style:name="P12" style:family="paragraph" style:parent-style-name="Standard">
      <style:text-properties fo:font-size="10pt" officeooo:rsid="001fc185" officeooo:paragraph-rsid="001fc185" style:font-size-asian="10pt" style:font-size-complex="10pt"/>
    </style:style>
    <style:style style:name="P13" style:family="paragraph" style:parent-style-name="Standard">
      <style:text-properties officeooo:paragraph-rsid="001fc185"/>
    </style:style>
    <style:style style:name="P14" style:family="paragraph" style:parent-style-name="Standard">
      <style:text-properties fo:font-size="10pt" officeooo:rsid="006f9863" officeooo:paragraph-rsid="006f9863" style:font-size-asian="10pt" style:font-size-complex="10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95a5a6" loext:opacity="100%" fo:font-size="10pt" fo:language="zxx" fo:country="none" fo:font-style="normal" style:text-underline-style="none" fo:font-weight="normal" fo:background-color="transparent" style:font-size-asian="10pt" style:font-size-complex="10pt"/>
    </style:style>
    <style:style style:name="T4" style:family="text">
      <style:text-properties fo:color="#728e00" loext:opacity="100%" fo:font-size="10pt" fo:language="zxx" fo:country="none" fo:font-style="normal" style:text-underline-style="none" fo:font-weight="normal" fo:background-color="transparent" style:font-size-asian="10pt" style:font-size-complex="10pt"/>
    </style:style>
    <style:style style:name="T5" style:family="text">
      <style:text-properties fo:color="#000000" loext:opacity="100%" fo:font-size="10pt" fo:language="zxx" fo:country="none" fo:font-style="normal" style:text-underline-style="none" fo:font-weight="normal" fo:background-color="transparent" style:font-size-asian="10pt" style:font-size-complex="10pt"/>
    </style:style>
    <style:style style:name="T6" style:family="text">
      <style:text-properties fo:color="#434f54" loext:opacity="100%" fo:font-size="10pt" fo:language="zxx" fo:country="none" fo:font-style="normal" style:text-underline-style="none" fo:font-weight="normal" fo:background-color="transparent" style:font-size-asian="10pt" style:font-size-complex="10pt"/>
    </style:style>
    <style:style style:name="T7" style:family="text">
      <style:text-properties fo:color="#00979d" loext:opacity="100%" fo:font-size="10pt" fo:language="zxx" fo:country="none" fo:font-style="normal" style:text-underline-style="none" fo:font-weight="normal" fo:background-color="transparent" style:font-size-asian="10pt" style:font-size-complex="10pt"/>
    </style:style>
    <style:style style:name="T8" style:family="text">
      <style:text-properties fo:color="#d35400" loext:opacity="100%" fo:font-size="10pt" fo:language="zxx" fo:country="none" fo:font-style="normal" style:text-underline-style="none" fo:font-weight="normal" fo:background-color="transparent" style:font-size-asian="10pt" style:font-size-complex="10pt"/>
    </style:style>
    <style:style style:name="T9" style:family="text">
      <style:text-properties fo:color="#8a7b52" loext:opacity="100%" fo:font-size="10pt" fo:language="zxx" fo:country="none" fo:font-style="normal" style:text-underline-style="none" fo:font-weight="normal" fo:background-color="transparent" style:font-size-asian="10pt" style:font-size-complex="10pt"/>
    </style:style>
    <style:style style:name="T10" style:family="text">
      <style:text-properties fo:font-weight="bold" style:font-weight-asian="bold" style:font-weight-complex="bold"/>
    </style:style>
    <style:style style:name="T11" style:family="text">
      <style:text-properties fo:font-size="10pt" fo:font-style="italic" fo:font-weight="bold" officeooo:rsid="0083b0b8" style:font-size-asian="10pt" style:font-style-asian="italic" style:font-weight-asian="bold" style:font-size-complex="10pt" style:font-style-complex="italic" style:font-weight-complex="bold"/>
    </style:style>
    <style:style style:name="T12" style:family="text">
      <style:text-properties fo:font-size="10pt" officeooo:rsid="0083b0b8" style:font-size-asian="10pt" style:font-size-complex="10pt"/>
    </style:style>
    <style:style style:name="T13" style:family="text">
      <style:text-properties style:font-name="Liberation Serif" fo:font-size="10pt" officeooo:rsid="0083b0b8" style:font-size-asian="10pt" style:font-size-complex="10pt"/>
    </style:style>
    <style:style style:name="fr1" style:family="graphic" style:parent-style-name="Graphics">
      <style:graphic-properties style:run-through="foreground" style:wrap="none"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74pt solid #000000" style:mirror="none" fo:clip="rect(0.168cm, 0.064cm, 0.18cm, 0cm)" draw:luminance="0%" draw:contrast="0%" draw:red="0%" draw:green="0%" draw:blue="0%" draw:gamma="100%" draw:color-inversion="false" draw:image-opacity="100%" draw:color-mode="standard"/>
    </style:style>
    <style:style style:name="gr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7.30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eño de clases</text:p>
      <text:p text:style-name="P2"/>
      <text:p text:style-name="P3">Comprender la herencia</text:p>
      <text:p text:style-name="P4"/>
      <text:p text:style-name="P5">La herencia es el proceso por el cual una subclase incluye automáticamente ciertos miembros de la clase, incluyendo primitivas, objetos o métodos, definidos en la clase padre.</text:p>
      <text:p text:style-name="P5"/>
      <text:p text:style-name="P5">Para fines ilustrativos, nos referimos a cualquier clase que hereda de otra clase como una subclase o clase hija, ya que se considera un descendiente de esa clase. Alternativamente, nos referimos a la clase de la que hereda el hijo como la superclase o clase padre, ya que se considera un ancestro de la clase.</text:p>
      <text:p text:style-name="P5"/>
      <text:p text:style-name="P5">Un aspecto clave de la herencia es que es transitiva. Dadas tres clases [X, Y, Z], si X extiende a Y, e Y extiende a Z, entonces X se considera una subclase o descendiente de Z. Del mismo modo, Z es una superclase o ancestro de X. </text:p>
      <text:p text:style-name="P6"/>
      <text:p text:style-name="P6"><draw:frame draw:style-name="fr1" draw:name="Imagen1" text:anchor-type="char" svg:width="11.882cm" svg:height="3.868cm" draw:z-index="0"><draw:image xlink:href="Pictures/10000000000002E7000000F2CAE5C957.png" xlink:type="simple" xlink:show="embed" xlink:actuate="onLoad" draw:mime-type="image/png"/></draw:frame></text:p>
      <text:p text:style-name="P7">No necesitamos declarar nada en la superclase aparte de asegurarnos de que no esté marcada como final. </text:p>
      <text:p text:style-name="P7"/>
      <text:p text:style-name="P7">Hay cuatro niveles de acceso: <text:span text:style-name="T1">public</text:span>, <text:span text:style-name="T1">protected</text:span>, de paquete y <text:span text:style-name="T1">private</text:span>. Cuando una clase hereda, todos los miembros <text:span text:style-name="T1">public</text:span> y <text:span text:style-name="T1">protected</text:span> están automáticamente disponibles como parte de la clase hija. Si las dos clases están en el mismo paquete, entonces los miembros del paquete están disponibles para la clase hija. Por último, pero no menos importante, los miembros <text:span text:style-name="T1">private</text:span> solo son accesibles para la clase en la que están definidos y nunca están disponibles a través de la herencia. Esto no significa que la clase padre no pueda tener miembros <text:span text:style-name="T1">private</text:span> que puedan contener datos o modificar un objeto; sólo significa que la subclase no tiene acceso directo a ellos.</text:p>
      <text:p text:style-name="P7"/>
      <text:p text:style-name="P8">En el siguiente ejemplo: <text:span text:style-name="T2">Jaguar</text:span> es una subclase o hijo de <text:span text:style-name="T2">BigCat</text:span>, lo que convierte a <text:span text:style-name="T2">BigCat</text:span> en una superclase o padre de <text:span text:style-name="T2">Jaguar</text:span>. En la clase <text:span text:style-name="T2">Jaguar</text:span>, se puede acceder a <text:span text:style-name="T2">size</text:span> porque está marcado como <text:span text:style-name="T2">protected</text:span>. A través de la herencia, la subclase Jaguar puede leer o escribir <text:span text:style-name="T2">size</text:span> como si fuera su propio miembro. Contrasta esto con la clase <text:span text:style-name="T2">Spider</text:span>, que no tiene acceso a <text:span text:style-name="T2">size</text:span> ya que no se hereda.</text:p>
      <text:p text:style-name="P7"/>
      <text:p text:style-name="P7"/>
      <text:p text:style-name="P7"><draw:frame text:anchor-type="paragraph" draw:z-index="1" draw:name="Marco de texto 1" draw:style-name="gr1" draw:text-style-name="P9" svg:width="12.415cm" svg:height="7.305cm" svg:x="0.43cm" svg:y="0.155cm"><draw:text-box><text:p><text:span text:style-name="T3"><text:s/></text:span><text:span text:style-name="T3">1 <text:s/></text:span><text:span text:style-name="T4">public</text:span><text:span text:style-name="T5"> </text:span><text:span text:style-name="T4">class</text:span><text:span text:style-name="T5"> </text:span><text:span text:style-name="T6">BigCat</text:span><text:span text:style-name="T5"> { </text:span></text:p><text:p><text:span text:style-name="T3"><text:s/></text:span><text:span text:style-name="T3">2 <text:s/></text:span><text:span text:style-name="T5"><text:s text:c="4"/></text:span><text:span text:style-name="T4">protected</text:span><text:span text:style-name="T5"> </text:span><text:span text:style-name="T7">double</text:span><text:span text:style-name="T5"> </text:span><text:span text:style-name="T6">size</text:span><text:span text:style-name="T5">; </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Jaguar</text:span><text:span text:style-name="T5"> </text:span><text:span text:style-name="T4">extends</text:span><text:span text:style-name="T5"> </text:span><text:span text:style-name="T6">BigCat</text:span><text:span text:style-name="T5"> { </text:span></text:p><text:p><text:span text:style-name="T3"><text:s/></text:span><text:span text:style-name="T3">6 <text:s/></text:span><text:span text:style-name="T5"><text:s text:c="4"/></text:span><text:span text:style-name="T4">public</text:span><text:span text:style-name="T5"> </text:span><text:span text:style-name="T8">Jaguar</text:span><text:span text:style-name="T5">() { </text:span></text:p><text:p><text:span text:style-name="T3"><text:s/></text:span><text:span text:style-name="T3">7 <text:s/></text:span><text:span text:style-name="T5"><text:s text:c="8"/></text:span><text:span text:style-name="T6">size</text:span><text:span text:style-name="T5"> </text:span><text:span text:style-name="T4">=</text:span><text:span text:style-name="T5"> </text:span><text:span text:style-name="T9">10.2</text:span><text:span text:style-name="T5">; </text:span></text:p><text:p><text:span text:style-name="T3"><text:s/></text:span><text:span text:style-name="T3">8 <text:s/></text:span><text:span text:style-name="T5"><text:s text:c="4"/>} </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size</text:span><text:span text:style-name="T5">); </text:span></text:p><text:p><text:span text:style-name="T3">11 <text:s/></text:span><text:span text:style-name="T5"><text:s text:c="4"/>} </text:span></text:p><text:p><text:span text:style-name="T3">12 <text:s/></text:span><text:span text:style-name="T5">}</text:span></text:p><text:p><text:span text:style-name="T3">13 <text:s/></text:span></text:p><text:p><text:span text:style-name="T3">14 <text:s/></text:span><text:span text:style-name="T4">public</text:span><text:span text:style-name="T5"> </text:span><text:span text:style-name="T4">class</text:span><text:span text:style-name="T5"> </text:span><text:span text:style-name="T6">Spider</text:span><text:span text:style-name="T5"> { </text:span></text:p><text:p><text:span text:style-name="T3">15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6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size</text:span><text:span text:style-name="T5">); </text:span><text:span text:style-name="T3">// NO COMPILA</text:span></text:p><text:p><text:span text:style-name="T3">17 <text:s/></text:span><text:span text:style-name="T5"><text:s text:c="4"/>} </text:span></text:p><text:p><text:span text:style-name="T3">18 <text:s/></text:span><text:span text:style-name="T5">}</text:span></text:p></draw:text-box></draw:frame></text:p>
      <text:p text:style-name="P10"><text:span text:style-name="T10">Modificadores de clase</text:span></text:p>
      <text:p text:style-name="P11"/>
      <text:p text:style-name="P12"><draw:frame draw:style-name="fr2" draw:name="Imagen2" text:anchor-type="char" svg:x="0.466cm" svg:y="0.139cm" svg:width="12.689cm" svg:height="3.639cm" draw:z-index="2"><draw:image xlink:href="Pictures/100000000000022E000000AC461A6D73.png" xlink:type="simple" xlink:show="embed" xlink:actuate="onLoad" draw:mime-type="image/png"/></draw:frame></text:p>
      <text:p text:style-name="P13"><text:span text:style-name="T11"/></text:p>
      <text:p text:style-name="P13"><text:span text:style-name="T11">final</text:span><text:span text:style-name="T12">: El mo</text:span><text:span text:style-name="T13">dificador </text:span><text:span text:style-name="Source_20_Text"><text:span text:style-name="T13">final</text:span></text:span><text:span text:style-name="T13"> evita que una c</text:span><text:span text:style-name="T12">lase se extienda más. <text:s/></text:span></text:p>
      <text:p text:style-name="P14"/>
      <text:p text:style-name="P14"><draw:frame text:anchor-type="paragraph" draw:z-index="3" draw:name="Marco de texto 2" draw:style-name="gr2" draw:text-style-name="P9" svg:width="12.415cm" svg:height="1.154cm" svg:x="0.482cm" svg:y="0.219cm"><draw:text-box><text:p><text:span text:style-name="T3">1 <text:s/></text:span><text:span text:style-name="T4">public</text:span><text:span text:style-name="T5"> </text:span><text:span text:style-name="T4">final</text:span><text:span text:style-name="T5"> </text:span><text:span text:style-name="T4">class</text:span><text:span text:style-name="T5"> </text:span><text:span text:style-name="T6">Rhinoceros</text:span><text:span text:style-name="T5"> </text:span><text:span text:style-name="T4">extends</text:span><text:span text:style-name="T5"> </text:span><text:span text:style-name="T6">Mammal</text:span><text:span text:style-name="T5"> {}</text:span></text:p><text:p><text:span text:style-name="T3">2 <text:s/></text:span><text:span text:style-name="T4">public</text:span><text:span text:style-name="T5"> </text:span><text:span text:style-name="T4">class</text:span><text:span text:style-name="T5"> </text:span><text:span text:style-name="T6">Clara</text:span><text:span text:style-name="T5"> </text:span><text:span text:style-name="T4">extends</text:span><text:span text:style-name="T5"> </text:span><text:span text:style-name="T6">Rhinoceros</text:span><text:span text:style-name="T5"> {} </text:span><text:span text:style-name="T3">// ¡NO COMPILA!</text:span></text:p></draw:text-box></draw:frame></text:p>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0T20:51:55.089009884</meta:creation-date>
    <dc:date>2025-01-26T23:49:59.475000000</dc:date>
    <meta:editing-duration>PT14H21M15S</meta:editing-duration>
    <meta:editing-cycles>56</meta:editing-cycles>
    <meta:generator>LibreOffice/24.8.4.2$Windows_X86_64 LibreOffice_project/bb3cfa12c7b1bf994ecc5649a80400d06cd71002</meta:generator>
    <meta:document-statistic meta:table-count="0" meta:image-count="2" meta:object-count="0" meta:page-count="2" meta:paragraph-count="11" meta:word-count="351" meta:character-count="2007" meta:non-whitespace-character-count="1663"/>
  </office:meta>
</office:document-meta>
</file>